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4" manifest:media-type="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Pictures/10000000000007CF00000314FA2C63B48D76EB1B.png" manifest:media-type="image/png"/>
  <manifest:file-entry manifest:full-path="Object 3/" manifest:version="1.2" manifest:media-type="application/vnd.oasis.opendocument.graphics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4ab36" officeooo:paragraph-rsid="0014ab3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bafc8" officeooo:paragraph-rsid="001bafc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4f0f9" officeooo:paragraph-rsid="0024f0f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6c715" officeooo:paragraph-rsid="0026c71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dee0f" officeooo:paragraph-rsid="002dee0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33dc04" officeooo:paragraph-rsid="0033dc0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4ab36" officeooo:paragraph-rsid="0014ab3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6fc9d" officeooo:paragraph-rsid="0016fc9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b7e39" officeooo:paragraph-rsid="001b7e3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bafc8" officeooo:paragraph-rsid="001bafc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26c715" officeooo:paragraph-rsid="0026c71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2eb4d4" officeooo:paragraph-rsid="002dee0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358af6" officeooo:paragraph-rsid="00358af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35ca7f" officeooo:paragraph-rsid="0035ca7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1dd5ff" officeooo:paragraph-rsid="001bafc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24f0f9" officeooo:paragraph-rsid="0024f0f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2ab1c0" officeooo:paragraph-rsid="002ab1c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2ac7ae" officeooo:paragraph-rsid="002ac7a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2eb4d4" officeooo:paragraph-rsid="002eb4d4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4ab36" officeooo:paragraph-rsid="0014ab36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b7e39" officeooo:paragraph-rsid="001b7e39" style:font-weight-asian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b7e39" officeooo:paragraph-rsid="001b7e39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597bf" officeooo:paragraph-rsid="001597bf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6fc9d" officeooo:paragraph-rsid="0016fc9d" style:font-weight-asian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9dbad" officeooo:paragraph-rsid="0019dbad" style:font-weight-asian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9dbad" officeooo:paragraph-rsid="0019dbad" style:font-weight-asian="normal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885a2" officeooo:paragraph-rsid="001885a2" style:font-weight-asian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5ca7f" officeooo:paragraph-rsid="0035ca7f" style:font-weight-asian="normal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369f21" officeooo:paragraph-rsid="00369f21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2ac7ae" officeooo:paragraph-rsid="002ab1c0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2ac7ae" officeooo:paragraph-rsid="002ac7ae" style:font-weight-asian="normal" style:font-weight-complex="normal"/>
    </style:style>
    <style:style style:name="T1" style:family="text">
      <style:text-properties officeooo:rsid="0016fc9d"/>
    </style:style>
    <style:style style:name="T2" style:family="text">
      <style:text-properties officeooo:rsid="001885a2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dd5ff" style:font-weight-asian="normal" style:font-weight-complex="normal"/>
    </style:style>
    <style:style style:name="T5" style:family="text">
      <style:text-properties style:text-underline-style="none" officeooo:rsid="002e7bbe"/>
    </style:style>
    <style:style style:name="T6" style:family="text">
      <style:text-properties officeooo:rsid="002e7bbe"/>
    </style:style>
    <style:style style:name="T7" style:family="text">
      <style:text-properties fo:font-style="normal" style:text-underline-style="none" fo:font-weight="normal" officeooo:rsid="002e7bbe" style:font-style-asian="normal" style:font-weight-asian="normal" style:font-style-complex="normal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5cm" fo:text-indent="-0.635cm" fo:margin-left="1.2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cm" fo:text-indent="-0.635cm" fo:margin-left="1.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ves</text:p>
      <text:p text:style-name="P4">Wave Types</text:p>
      <text:p text:style-name="P11"/>
      <text:p text:style-name="P7">Transverse <text:span text:style-name="T1">W</text:span>aves:</text:p>
      <text:list xml:id="list56073061" text:style-name="L1">
        <text:list-item>
          <text:p text:style-name="P20">Do not need a medium</text:p>
        </text:list-item>
        <text:list-item>
          <text:p text:style-name="P21">Vibrations are perpedicular to the wave direction</text:p>
        </text:list-item>
        <text:list-item>
          <text:p text:style-name="P20">Made of electricity <text:span text:style-name="T2">and magnetism</text:span></text:p>
        </text:list-item>
        <text:list-item>
          <text:p text:style-name="P23">Electric wave parallel to magnetic wave</text:p>
        </text:list-item>
        <text:list-item>
          <text:p text:style-name="P24">Examples are E.M waves</text:p>
        </text:list-item>
        <text:list-item>
          <text:p text:style-name="P25">Have peaks and troughs</text:p>
        </text:list-item>
      </text:list>
      <text:p text:style-name="P8"/>
      <text:p text:style-name="P8">Longitudinal Waves:</text:p>
      <text:list xml:id="list2668333006" text:style-name="L2">
        <text:list-item>
          <text:p text:style-name="P27">Need a medium</text:p>
        </text:list-item>
        <text:list-item>
          <text:p text:style-name="P27">Vibrations parallel to the wave direction</text:p>
        </text:list-item>
        <text:list-item>
          <text:p text:style-name="P26">Have compressions and rarefractions</text:p>
        </text:list-item>
        <text:list-item>
          <text:p text:style-name="P22">Examples are S-waves and water waves</text:p>
        </text:list-item>
      </text:list>
      <text:p text:style-name="P9"/>
      <text:p text:style-name="P9"/>
      <text:p text:style-name="P2">Polarisation</text:p>
      <text:p text:style-name="P10">When all of the wavces are in the same plane as each other.</text:p>
      <text:p text:style-name="P10"/>
      <text:p text:style-name="P10">Transverse waves can be polarised as they oscillate on many planes.</text:p>
      <text:p text:style-name="P10"/>
      <text:p text:style-name="P2"><text:span text:style-name="T3">Longitudinal waves cannot be polarised as </text:span><text:span text:style-name="T4">the polaroid stops vibration in one direction, but longutudinal waves only travel in one direction, so they are either completely absorbed, or nothing happens to the wave.</text:span></text:p>
      <text:p text:style-name="P15"/>
      <text:p text:style-name="P3">Phase Difference</text:p>
      <text:p text:style-name="P16">Either between two waves, or two points on one wave.</text:p>
      <text:p text:style-name="P16"/>
      <text:p text:style-name="P17">Measured in radians</text:p>
      <text:p text:style-name="P30"/>
      <text:p text:style-name="P18"><draw:frame draw:style-name="fr2" draw:name="Object4" text:anchor-type="as-char" svg:width="3.251cm" svg:height="0.4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8"/>
      <text:p text:style-name="P19">A phase comparison is a fraction of a cycle between the points.</text:p>
      <text:p text:style-name="P18"/>
      <text:p text:style-name="P5"><draw:frame draw:style-name="fr2" draw:name="Object1" text:anchor-type="as-char" svg:width="1.67cm" svg:height="0.871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7">Or</text:span><text:span text:style-name="T5"> </text:span><text:span text:style-name="T6"><draw:frame draw:style-name="fr2" draw:name="Object2" text:anchor-type="as-char" svg:width="5.703cm" svg:height="0.998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2"><draw:frame draw:style-name="fr1" draw:name="Object3" text:anchor-type="paragraph" svg:x="0.351cm" svg:y="1.598cm" svg:width="17.094cm" svg:height="7.20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3">To work out the phase difference, label the phases at parts of each wave and see the difference between the phases at the same point on the scale.</text:p>
      <text:p text:style-name="P6"><text:soft-page-break/>Wave Properties</text:p>
      <text:p text:style-name="P14">Reflection:</text:p>
      <text:list xml:id="list2736185582" text:style-name="L3">
        <text:list-item>
          <text:p text:style-name="P28">Angle of incidence = angle of reflection</text:p>
        </text:list-item>
      </text:list>
      <text:p text:style-name="P14"/>
      <text:p text:style-name="P14">Refraction:</text:p>
      <text:list xml:id="list3748323939" text:style-name="L4">
        <text:list-item>
          <text:p text:style-name="P29">Waves going through a boundary change speed, and bend towards or away from the normal, depending if they sped up or slowed down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30M53S</meta:editing-duration>
    <meta:editing-cycles>28</meta:editing-cycles>
    <meta:generator>LibreOffice/6.4.5.2$Windows_X86_64 LibreOffice_project/a726b36747cf2001e06b58ad5db1aa3a9a1872d6</meta:generator>
    <dc:date>2020-10-23T10:39:38.155000000</dc:date>
    <meta:document-statistic meta:table-count="0" meta:image-count="0" meta:object-count="4" meta:page-count="2" meta:paragraph-count="30" meta:word-count="217" meta:character-count="1228" meta:non-whitespace-character-count="105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 mathvariant="normal">ϕ</mi>
      <mo stretchy="false">=</mo>
      <mfrac>
        <mrow>
          <mn>2</mn>
          <mi mathvariant="normal">π</mi>
          <mi>d</mi>
        </mrow>
        <mi mathvariant="normal">λ</mi>
      </mfrac>
    </mrow>
    <annotation encoding="StarMath 5.0">{%phi = {2 %pi d} over {%lambda} }</annotation>
  </semantics>
</math>
</file>

<file path=Object 2/content.xml><?xml version="1.0" encoding="utf-8"?>
<math xmlns="http://www.w3.org/1998/Math/MathML" display="block">
  <semantics>
    <mrow>
      <mi mathvariant="italic">phase</mi>
      <mrow>
        <mi mathvariant="italic">difference</mi>
        <mo stretchy="false">=</mo>
        <mfrac>
          <mrow>
            <mn>2</mn>
            <mrow>
              <mi mathvariant="normal">π</mi>
              <mo stretchy="false">×</mo>
              <mi mathvariant="italic">distance</mi>
            </mrow>
          </mrow>
          <mi mathvariant="italic">wavelength</mi>
        </mfrac>
      </mrow>
    </mrow>
    <annotation encoding="StarMath 5.0">{phase difference = {2 %pi times distance} over {wavelength} }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Tahoma" svg:font-family="Tahoma"/>
    <style:font-face style:name="Times New Roman1" svg:font-family="'Times New Roman'" style:font-family-generic="roman"/>
    <style:font-face style:name="Andale Sans UI" svg:font-family="'Andale Sans UI'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35cm" fo:min-width="0.1cm"/>
    </style:style>
    <style:style style:name="gr3" style:family="graphic" style:parent-style-name="standard">
      <style:graphic-properties draw:textarea-horizontal-align="justify" draw:textarea-vertical-align="middle" draw:auto-grow-height="false" fo:min-height="0.35cm" fo:min-width="0.7cm"/>
    </style:style>
    <style:style style:name="gr4" style:family="graphic" style:parent-style-name="standard">
      <style:graphic-properties draw:textarea-horizontal-align="justify" draw:textarea-vertical-align="middle" draw:auto-grow-height="false" fo:min-height="0.45cm" fo:min-width="0.5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1" style:font-name-complex="Times New Roman1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Times New Roman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7.488cm" svg:x="0.6cm" svg:y="1.112cm">
          <draw:image xlink:href="Pictures/10000000000007CF00000314FA2C63B48D76EB1B.png" xlink:type="simple" xlink:show="embed" xlink:actuate="onLoad">
            <text:p/>
          </draw:image>
        </draw:frame>
        <draw:custom-shape draw:style-name="gr2" draw:text-style-name="P1" draw:layer="layout" svg:width="0.6cm" svg:height="0.6cm" svg:x="3.4cm" svg:y="3.1cm">
          <text:p text:style-name="P2"><text:span text:style-name="T1">π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cm" svg:height="0.6cm" svg:x="5.6cm" svg:y="4cm">
          <text:p>3<text:span text:style-name="T1">π</text:span>/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6cm" svg:x="7.5cm" svg:y="6cm">
          <text:p text:style-name="P1">2<text:span text:style-name="T1">π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6cm" svg:x="1.2cm" svg:y="3.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7cm" svg:x="9cm" svg:y="4.1cm">
          <text:p text:style-name="P1">360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Tahoma" svg:font-family="Tahoma"/>
    <style:font-face style:name="Times New Roman1" svg:font-family="'Times New Roman'" style:font-family-generic="roman"/>
    <style:font-face style:name="Andale Sans UI" svg:font-family="'Andale Sans UI'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math xmlns="http://www.w3.org/1998/Math/MathML" display="block">
  <semantics>
    <mrow>
      <mn>360</mn>
      <mrow>
        <mi>º</mi>
        <mo stretchy="false">=</mo>
        <mn>2</mn>
      </mrow>
      <mi mathvariant="normal">π</mi>
      <mi mathvariant="italic">radians</mi>
    </mrow>
    <annotation encoding="StarMath 5.0">360º = 2%pi radians</annotation>
  </semantics>
</math>
</file>